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125in" fo:margin-left="0in" table:align="left"/>
    </style:style>
    <style:style style:name="Table1.A" style:family="table-column">
      <style:table-column-properties style:column-width="7.1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language="es" fo:country="CL" officeooo:rsid="00027715" officeooo:paragraph-rsid="00027715"/>
    </style:style>
    <style:style style:name="P2" style:family="paragraph" style:parent-style-name="Table_20_Contents">
      <style:paragraph-properties fo:text-align="center" style:justify-single-word="false"/>
      <style:text-properties fo:language="es" fo:country="CL" fo:font-weight="bold" officeooo:rsid="00027715" officeooo:paragraph-rsid="00027715" style:font-weight-asian="bold" style:font-weight-complex="bold"/>
    </style:style>
    <style:style style:name="P3" style:family="paragraph" style:parent-style-name="Table_20_Contents">
      <style:text-properties fo:language="es" fo:country="CL" fo:font-weight="bold" officeooo:rsid="00027715" officeooo:paragraph-rsid="00027715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language="es" fo:country="CL" fo:font-weight="bold" officeooo:rsid="00027715" officeooo:paragraph-rsid="00027715" style:font-weight-asian="bold" style:font-weight-complex="bold"/>
    </style:style>
    <style:style style:name="P5" style:family="paragraph" style:parent-style-name="Table_20_Contents" style:list-style-name="L1">
      <style:paragraph-properties fo:text-align="justify" style:justify-single-word="false"/>
      <style:text-properties fo:language="es" fo:country="CL" fo:font-weight="normal" officeooo:rsid="00027715" officeooo:paragraph-rsid="0002771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Caso de uso: ConsultarRecorridos</text:p>
          </table:table-cell>
        </table:table-row>
        <table:table-row>
          <table:table-cell table:style-name="Table1.A2" office:value-type="string">
            <text:p text:style-name="P1"><text:span text:style-name="T1">ID:</text:span>1.</text:p>
          </table:table-cell>
        </table:table-row>
        <table:table-row>
          <table:table-cell table:style-name="Table1.A2" office:value-type="string">
            <text:p text:style-name="P1"><text:span text:style-name="T1">Breve Descripción: </text:span>Cliente Consulta por Recorridos.</text:p>
          </table:table-cell>
        </table:table-row>
        <table:table-row>
          <table:table-cell table:style-name="Table1.A2" office:value-type="string">
            <text:p text:style-name="P1"><text:span text:style-name="T1">Actores Principales: </text:span>Pasajero.</text:p>
          </table:table-cell>
        </table:table-row>
        <table:table-row>
          <table:table-cell table:style-name="Table1.A2" office:value-type="string">
            <text:p text:style-name="P4">Actores Secundarios: <text:span text:style-name="T2">Ninguno.</text:span></text:p>
          </table:table-cell>
        </table:table-row>
        <table:table-row>
          <table:table-cell table:style-name="Table1.A2" office:value-type="string">
            <text:p text:style-name="P4">Precondiciones: <text:span text:style-name="T2">Haber iniciado sesión en la aplicación.</text:span></text:p>
          </table:table-cell>
        </table:table-row>
        <table:table-row>
          <table:table-cell table:style-name="Table1.A2" office:value-type="string">
            <text:p text:style-name="P4">Flujo Principal:</text:p>
            <text:list xml:id="list1002202754" text:style-name="L1">
              <text:list-item>
                <text:p text:style-name="P5">El caso de uso comienza cuando el pasajero selecciona “Recorridos”.</text:p>
              </text:list-item>
              <text:list-item>
                <text:p text:style-name="P5">La aplicación solicita al pasajero los criterios de búsqueda.</text:p>
              </text:list-item>
              <text:list-item>
                <text:p text:style-name="P5">El pasajero selecciona los criterios de búsqueda.</text:p>
              </text:list-item>
              <text:list-item>
                <text:p text:style-name="P5">La aplicación busca los recorridos que coinciden con los criterios ingresados.</text:p>
              </text:list-item>
              <text:list-item>
                <text:p text:style-name="P5">Si el sistema encuentra recorridos coincidentes con los criterios:</text:p>
                <text:list>
                  <text:list-header>
                    <text:p text:style-name="P5">5.1. El sistema muestra una lista con los recorridos coincidentes encontrados.</text:p>
                  </text:list-header>
                </text:list>
              </text:list-item>
              <text:list-item>
                <text:p text:style-name="P5">Sino:</text:p>
                <text:list>
                  <text:list-header>
                    <text:p text:style-name="P5">6.1. El sistema informa al pasajero que aún no existen recorridos para esos criterios.</text:p>
                  </text:list-header>
                </text:list>
              </text:list-item>
            </text:list>
          </table:table-cell>
        </table:table-row>
        <table:table-row>
          <table:table-cell table:style-name="Table1.A2" office:value-type="string">
            <text:p text:style-name="P3">Postcondiciones: <text:span text:style-name="T2">Ninguna.</text:span></text:p>
          </table:table-cell>
        </table:table-row>
        <table:table-row>
          <table:table-cell table:style-name="Table1.A2" office:value-type="string">
            <text:p text:style-name="P3">Flujos alternativos: <text:span text:style-name="T2">Ningun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22:33:50.395916608</meta:creation-date>
    <dc:date>2020-06-16T22:43:24.572953085</dc:date>
    <meta:editing-duration>PT9M35S</meta:editing-duration>
    <meta:editing-cycles>1</meta:editing-cycles>
    <meta:generator>LibreOffice/6.4.4.2$Linux_X86_64 LibreOffice_project/3d775be2011f3886db32dfd395a6a6d1ca2630ff</meta:generator>
    <meta:document-statistic meta:table-count="1" meta:image-count="0" meta:object-count="0" meta:page-count="1" meta:paragraph-count="17" meta:word-count="109" meta:character-count="774" meta:non-whitespace-character-count="688"/>
  </office:meta>
</office:document-meta>
</file>